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PBasicSchema.getDefaultMergeRul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Schema.XMPBasic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PBasicSchema.getAdapter( Metadata me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